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1"/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os.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ückzahl</text:p>
          </table:table-cell>
          <table:table-cell/>
          <table:table-cell table:style-name="Default" office:value-type="string" calcext:value-type="string">
            <text:p>Preis</text:p>
          </table:table-cell>
          <table:table-cell/>
          <table:table-cell table:style-name="Default" office:value-type="string" calcext:value-type="string">
            <text:p>verbleibendes Budget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currency" office:currency="EUR" office:value="220" calcext:value-type="currency">
            <text:p>2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rplatten inkl. Schablon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EUR" office:value="66.84" calcext:value-type="currency">
            <text:p>66,84 €</text:p>
          </table:table-cell>
          <table:table-cell/>
          <table:table-cell table:formula="of:=[.G4]-[.E5]" office:value-type="currency" office:currency="EUR" office:value="153.16" calcext:value-type="currency">
            <text:p>153,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rplatten Versan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6.95" calcext:value-type="currency">
            <text:p>6,95 €</text:p>
          </table:table-cell>
          <table:table-cell/>
          <table:table-cell table:formula="of:=[.G5]-[.E6]" office:value-type="currency" office:currency="EUR" office:value="146.21" calcext:value-type="currency">
            <text:p>146,21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ute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132.7" calcext:value-type="currency">
            <text:p>132,70 €</text:p>
          </table:table-cell>
          <table:table-cell/>
          <table:table-cell table:formula="of:=[.G6]-[.E7]" office:value-type="currency" office:currency="EUR" office:value="13.51" calcext:value-type="currency">
            <text:p>13,51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uteile Versan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/>
          <table:table-cell table:formula="of:=[.G7]-[.E8]" office:value-type="currency" office:currency="EUR" office:value="13.51" calcext:value-type="currency">
            <text:p>13,51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Gesamtkosten =</text:p>
          </table:table-cell>
          <table:table-cell table:formula="of:=[.E5]+[.E6]+[.E7]+[.E8]" office:value-type="currency" office:currency="EUR" office:value="206.49" calcext:value-type="currency">
            <text:p>206,49 €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ce2" office:value-type="string" calcext:value-type="string">
            <text:p>Kosten pro Platine=</text:p>
          </table:table-cell>
          <table:table-cell table:style-name="ce3" table:formula="of:=([.E5]+[.E6]+[.E7])/[.C5]" office:value-type="currency" office:currency="EUR" office:value="17.2075" calcext:value-type="currency">
            <text:p>17,2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 style:data-style-name="N2" text:time-value="18:32:16.9067505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17:10:30.013056008</meta:creation-date>
    <dc:date>2021-09-12T18:32:30.868190981</dc:date>
    <meta:editing-duration>PT23M32S</meta:editing-duration>
    <meta:editing-cycles>8</meta:editing-cycles>
    <meta:generator>LibreOffice/6.0.7.3$Linux_X86_64 LibreOffice_project/00m0$Build-3</meta:generator>
    <meta:document-statistic meta:table-count="1" meta:cell-count="46" meta:object-count="0"/>
  </office:meta>
</office:document-meta>
</file>